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Обычный">
      <style:paragraph-properties fo:line-height="100%" fo:text-align="center" style:justify-single-word="false"/>
      <style:text-properties fo:font-weight="bold" officeooo:paragraph-rsid="0022f65e" style:font-weight-asian="bold" style:font-size-complex="12pt"/>
    </style:style>
    <style:style style:name="P2" style:family="paragraph" style:parent-style-name="Название_20_объекта">
      <style:paragraph-properties fo:line-height="100%"/>
      <style:text-properties fo:text-transform="uppercase" fo:color="#000000" officeooo:paragraph-rsid="0022f65e" style:language-asian="ru" style:country-asian="RU" style:font-size-complex="12pt" style:font-weight-complex="bold"/>
    </style:style>
    <style:style style:name="P3" style:family="paragraph" style:parent-style-name="Text_20_body">
      <style:paragraph-properties fo:margin-left="7.303cm" fo:margin-right="0cm" fo:line-height="100%" fo:text-align="end"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4" style:family="paragraph" style:parent-style-name="Text_20_body">
      <style:paragraph-properties fo:margin-left="7.303cm" fo:margin-right="0cm" fo:line-height="100%" fo:text-align="end" style:justify-single-word="false" fo:text-indent="0cm" style:auto-text-indent="false">
        <style:tab-stops/>
      </style:paragraph-properties>
      <style:text-properties fo:font-size="12pt" fo:font-style="normal" fo:font-weight="bold" officeooo:paragraph-rsid="00261408" style:font-size-asian="12pt" style:font-style-asian="normal" style:font-weight-asian="bold" style:font-size-complex="12pt"/>
    </style:style>
    <style:style style:name="P5" style:family="paragraph" style:parent-style-name="Text_20_body">
      <style:paragraph-properties fo:margin-left="7.303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6" style:family="paragraph" style:parent-style-name="Text_20_body">
      <style:paragraph-properties fo:margin-left="7.303cm" fo:margin-right="0cm" fo:line-height="100%" fo:text-align="justify" style:justify-single-word="false" fo:text-indent="0cm" style:auto-text-indent="false">
        <style:tab-stops/>
      </style:paragraph-properties>
      <style:text-properties fo:font-size="12pt" fo:font-style="normal" fo:font-weight="bold" officeooo:paragraph-rsid="00261408" style:font-size-asian="12pt" style:font-style-asian="normal" style:font-weight-asian="bold" style:font-size-complex="12pt"/>
    </style:style>
    <style:style style:name="P7" style:family="paragraph" style:parent-style-name="Обычный">
      <style:paragraph-properties fo:margin-left="0cm" fo:margin-right="0cm" fo:text-align="justify" style:justify-single-word="false" fo:text-indent="1cm" style:auto-text-indent="false"/>
      <style:text-properties fo:background-color="transparent"/>
    </style:style>
    <style:style style:name="P8" style:family="paragraph" style:parent-style-name="Обычный">
      <style:paragraph-properties fo:margin-left="0cm" fo:margin-right="0cm" fo:text-align="justify" style:justify-single-word="false" fo:text-indent="1cm" style:auto-text-indent="false"/>
    </style:style>
    <style:style style:name="P9" style:family="paragraph" style:parent-style-name="Обычный">
      <style:paragraph-properties fo:margin-left="0cm" fo:margin-right="0cm" fo:text-align="justify" style:justify-single-word="false" fo:text-indent="1cm" style:auto-text-indent="false"/>
      <style:text-properties officeooo:paragraph-rsid="001b1429"/>
    </style:style>
    <style:style style:name="P10" style:family="paragraph" style:parent-style-name="Обычный">
      <style:paragraph-properties fo:margin-left="0cm" fo:margin-right="0cm" fo:text-align="justify" style:justify-single-word="false" fo:text-indent="1cm" style:auto-text-indent="false"/>
      <style:text-properties officeooo:paragraph-rsid="0031514e"/>
    </style:style>
    <style:style style:name="P11" style:family="paragraph" style:parent-style-name="Обычный">
      <style:paragraph-properties fo:margin-left="0cm" fo:margin-right="0cm" fo:text-align="justify" style:justify-single-word="false" fo:text-indent="1cm" style:auto-text-indent="false"/>
      <style:text-properties officeooo:rsid="0031514e" officeooo:paragraph-rsid="0031514e"/>
    </style:style>
    <style:style style:name="P12"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13" style:family="paragraph" style:parent-style-name="Standard">
      <style:paragraph-properties fo:text-align="center" style:justify-single-word="false"/>
    </style:style>
    <style:style style:name="P14" style:family="paragraph" style:parent-style-name="Text_20_body">
      <style:paragraph-properties fo:line-height="100%" fo:text-align="center" style:justify-single-word="false"/>
      <style:text-properties fo:font-size="12pt" fo:font-style="normal" officeooo:paragraph-rsid="0022f65e" style:font-size-asian="12pt" style:font-style-asian="normal" style:font-size-complex="12pt"/>
    </style:style>
    <style:style style:name="P15" style:family="paragraph" style:parent-style-name="Text_20_body">
      <style:paragraph-properties fo:line-height="100%" fo:text-align="center" style:justify-single-word="false"/>
      <style:text-properties fo:font-size="12pt" fo:font-style="normal" fo:font-weight="bold" officeooo:paragraph-rsid="0022f65e" style:font-size-asian="12pt" style:font-style-asian="normal" style:font-weight-asian="bold" style:font-size-complex="12pt"/>
    </style:style>
    <style:style style:name="P16" style:family="paragraph" style:parent-style-name="Text_20_body">
      <style:paragraph-properties fo:line-height="100%" fo:text-align="center" style:justify-single-word="false"/>
      <style:text-properties fo:font-size="12pt" fo:font-style="normal" fo:font-weight="bold" officeooo:paragraph-rsid="002522c8" style:font-size-asian="12pt" style:font-style-asian="normal" style:font-weight-asian="bold" style:font-size-complex="12pt"/>
    </style:style>
    <style:style style:name="P17" style:family="paragraph" style:parent-style-name="Text_20_body">
      <style:paragraph-properties fo:line-height="100%" fo:text-align="center" style:justify-single-word="false"/>
      <style:text-properties fo:font-size="14pt" fo:font-style="normal" officeooo:paragraph-rsid="0022f65e" style:font-size-asian="14pt" style:font-style-asian="normal" style:font-size-complex="14pt"/>
    </style:style>
    <style:style style:name="P18" style:family="paragraph" style:parent-style-name="Text_20_body">
      <style:paragraph-properties fo:line-height="100%" fo:text-align="center" style:justify-single-word="false"/>
      <style:text-properties fo:font-size="16pt" fo:font-style="normal" fo:font-weight="bold" officeooo:paragraph-rsid="0022f65e" style:font-size-asian="16pt" style:font-style-asian="normal" style:font-weight-asian="bold" style:font-size-complex="16pt"/>
    </style:style>
    <style:style style:name="P19" style:family="paragraph" style:parent-style-name="Text_20_body">
      <style:paragraph-properties fo:line-height="100%" fo:text-align="center" style:justify-single-word="false"/>
      <style:text-properties fo:font-size="8pt" fo:font-style="normal" officeooo:paragraph-rsid="00261408" style:font-size-asian="8pt" style:font-style-asian="normal" style:font-size-complex="8pt"/>
    </style:style>
    <style:style style:name="P20" style:family="paragraph" style:parent-style-name="Text_20_body">
      <style:paragraph-properties fo:margin-top="0.423cm" fo:margin-bottom="0cm" loext:contextual-spacing="false" fo:line-height="100%"/>
      <style:text-properties fo:font-size="12pt" fo:font-style="normal" fo:font-weight="bold" officeooo:paragraph-rsid="002522c8" style:font-size-asian="12pt" style:font-style-asian="normal" style:font-weight-asian="bold" style:font-size-complex="12pt"/>
    </style:style>
    <style:style style:name="P21" style:family="paragraph" style:parent-style-name="Text_20_body">
      <style:paragraph-properties fo:margin-top="0.423cm" fo:margin-bottom="0cm" loext:contextual-spacing="false" fo:line-height="100%"/>
      <style:text-properties fo:font-size="12pt" fo:font-style="normal" fo:font-weight="bold" officeooo:paragraph-rsid="00261408" style:font-size-asian="12pt" style:font-style-asian="normal" style:font-weight-asian="bold" style:font-size-complex="12pt"/>
    </style:style>
    <style:style style:name="P22" style:family="paragraph" style:parent-style-name="Text_20_body">
      <style:paragraph-properties fo:margin-top="0.423cm" fo:margin-bottom="0cm" loext:contextual-spacing="false" fo:line-height="100%">
        <style:tab-stops>
          <style:tab-stop style:position="4.752cm"/>
          <style:tab-stop style:position="17.002cm" style:type="right"/>
        </style:tab-stops>
      </style:paragraph-properties>
      <style:text-properties officeooo:paragraph-rsid="0022f65e"/>
    </style:style>
    <style:style style:name="P23" style:family="paragraph" style:parent-style-name="Text_20_body">
      <style:paragraph-properties fo:margin-top="0.423cm" fo:margin-bottom="0cm" loext:contextual-spacing="false" fo:line-height="100%" fo:text-align="justify" style:justify-single-word="false">
        <style:tab-stops>
          <style:tab-stop style:position="17.002cm" style:type="right"/>
        </style:tab-stops>
      </style:paragraph-properties>
      <style:text-properties officeooo:paragraph-rsid="00261408"/>
    </style:style>
    <style:style style:name="P24" style:family="paragraph" style:parent-style-name="Heading_20_3">
      <style:text-properties officeooo:paragraph-rsid="0019289e"/>
    </style:style>
    <style:style style:name="P25" style:family="paragraph" style:parent-style-name="Heading_20_3">
      <style:paragraph-properties fo:break-before="page"/>
    </style:style>
    <style:style style:name="P26" style:family="paragraph" style:parent-style-name="Text_20_body" style:list-style-name="L2">
      <style:paragraph-properties fo:text-align="justify" style:justify-single-word="false"/>
      <style:text-properties fo:font-size="12pt" style:font-size-asian="12pt" style:font-size-complex="12pt"/>
    </style:style>
    <style:style style:name="P27" style:family="paragraph" style:parent-style-name="Text_20_body">
      <style:paragraph-properties fo:margin-top="0.423cm" fo:margin-bottom="0cm" loext:contextual-spacing="false" fo:line-height="100%" fo:text-align="center" style:justify-single-word="false">
        <style:tab-stops>
          <style:tab-stop style:position="17.002cm" style:type="right"/>
        </style:tab-stops>
      </style:paragraph-properties>
      <style:text-properties officeooo:paragraph-rsid="003ab4cd"/>
    </style:style>
    <style:style style:name="P28" style:family="paragraph" style:parent-style-name="Обычный" style:list-style-name="L3">
      <style:text-properties officeooo:paragraph-rsid="002a5d86"/>
    </style:style>
    <style:style style:name="P29" style:family="paragraph" style:parent-style-name="Обычный" style:list-style-name="L3">
      <style:text-properties officeooo:paragraph-rsid="0035eb34"/>
    </style:style>
    <style:style style:name="P30" style:family="paragraph" style:parent-style-name="Обычный" style:list-style-name="L3">
      <style:text-properties officeooo:paragraph-rsid="0037c997"/>
    </style:style>
    <style:style style:name="P31" style:family="paragraph" style:parent-style-name="Обычный" style:list-style-name="L4">
      <style:paragraph-properties fo:text-align="justify" style:justify-single-word="false"/>
      <style:text-properties officeooo:rsid="0031514e" officeooo:paragraph-rsid="003e0c6c"/>
    </style:style>
    <style:style style:name="P32"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fo:background-color="transparent"/>
    </style:style>
    <style:style style:name="P33"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officeooo:rsid="0018588f" officeooo:paragraph-rsid="0018588f" fo:background-color="transparent"/>
    </style:style>
    <style:style style:name="P34" style:family="paragraph" style:parent-style-name="Обычный">
      <style:paragraph-properties fo:margin-left="0cm" fo:margin-right="0cm" fo:text-align="justify" style:justify-single-word="false" fo:text-indent="1cm" style:auto-text-indent="false"/>
      <style:text-properties officeooo:rsid="003b10fe" officeooo:paragraph-rsid="003b10fe" fo:background-color="transparent"/>
    </style:style>
    <style:style style:name="P35" style:family="paragraph" style:parent-style-name="Обычный">
      <style:paragraph-properties fo:margin-left="0cm" fo:margin-right="0cm" fo:text-align="justify" style:justify-single-word="false" fo:text-indent="1cm" style:auto-text-indent="false"/>
      <style:text-properties officeooo:rsid="0031514e" officeooo:paragraph-rsid="003e0c6c"/>
    </style:style>
    <style:style style:name="P36" style:family="paragraph" style:parent-style-name="Название_20_объекта" style:master-page-name="MP0">
      <style:paragraph-properties fo:line-height="100%" style:page-number="auto" fo:break-before="page"/>
      <style:text-properties fo:text-transform="uppercase" fo:color="#000000" fo:font-size="10pt" officeooo:paragraph-rsid="0022f65e" style:font-size-asian="10pt" style:language-asian="ru" style:country-asian="RU" style:font-weight-complex="bold"/>
    </style:style>
    <style:style style:name="T1" style:family="text">
      <style:text-properties fo:font-size="12pt" fo:font-style="normal" style:font-size-asian="12pt" style:font-style-asian="normal" style:font-size-complex="12pt"/>
    </style:style>
    <style:style style:name="T2" style:family="text">
      <style:text-properties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style>
    <style:style style:name="T3" style:family="text">
      <style:text-properties fo:font-size="12pt" fo:font-style="normal" style:text-underline-style="solid" style:text-underline-width="auto" style:text-underline-color="font-color" style:text-underline-mode="continuous" style:text-overline-mode="continuous" style:text-line-through-mode="continuous" fo:background-color="transparent" loext:char-shading-value="0" style:font-size-asian="12pt" style:font-style-asian="normal" style:font-size-complex="12pt"/>
    </style:style>
    <style:style style:name="T4" style:family="text">
      <style:text-properties fo:font-size="12pt" fo:font-style="normal" style:text-underline-style="solid" style:text-underline-width="auto" style:text-underline-color="font-color" officeooo:rsid="00178adb" style:text-underline-mode="continuous" style:text-overline-mode="continuous" style:text-line-through-mode="continuous" fo:background-color="transparent" loext:char-shading-value="0" style:font-size-asian="12pt" style:font-style-asian="normal" style:font-size-complex="12pt"/>
    </style:style>
    <style:style style:name="T5" style:family="text">
      <style:text-properties fo:font-size="12pt" fo:font-style="normal" style:text-underline-style="solid" style:text-underline-width="auto" style:text-underline-color="font-color" officeooo:rsid="003ab4cd" style:text-underline-mode="continuous" style:text-overline-mode="continuous" style:text-line-through-mode="continuous" fo:background-color="transparent" loext:char-shading-value="0" style:font-size-asian="12pt" style:font-style-asian="normal" style:font-size-complex="12pt"/>
    </style:style>
    <style:style style:name="T6" style:family="text">
      <style:text-properties fo:font-size="12pt" fo:font-style="normal" fo:font-weight="bold" fo:background-color="transparent" loext:char-shading-value="0" style:font-size-asian="12pt" style:font-style-asian="normal" style:font-weight-asian="bold" style:font-size-complex="12pt"/>
    </style:style>
    <style:style style:name="T7" style:family="text">
      <style:text-properties fo:font-size="12pt" fo:font-style="normal" style:text-underline-style="none" fo:font-weight="bold" officeooo:rsid="00178adb" style:text-underline-mode="continuous" style:text-overline-mode="continuous" style:text-line-through-mode="continuous" fo:background-color="transparent" loext:char-shading-value="0" style:font-size-asian="12pt" style:font-style-asian="normal" style:font-weight-asian="bold" style:font-size-complex="12pt"/>
    </style:style>
    <style:style style:name="T8"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9" style:family="text">
      <style:text-properties fo:font-size="12pt"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0" style:family="text">
      <style:text-properties fo:font-size="12pt" style:text-underline-style="solid" style:text-underline-width="auto" style:text-underline-color="font-color" officeooo:rsid="00261408" style:text-underline-mode="continuous" style:text-overline-mode="continuous" style:text-line-through-mode="continuous" fo:background-color="transparent" loext:char-shading-value="0" style:font-size-asian="12pt" style:font-size-complex="12pt"/>
    </style:style>
    <style:style style:name="T11" style:family="text">
      <style:text-properties fo:font-size="12pt" style:text-underline-style="solid" style:text-underline-width="auto" style:text-underline-color="font-color" officeooo:rsid="002fefc5" style:text-underline-mode="continuous" style:text-overline-mode="continuous" style:text-line-through-mode="continuous" fo:background-color="transparent" loext:char-shading-value="0" style:font-size-asian="12pt" style:font-size-complex="12pt"/>
    </style:style>
    <style:style style:name="T12"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3" style:family="text">
      <style:text-properties fo:font-size="12pt" fo:language="en" fo:country="US" style:text-underline-style="solid" style:text-underline-width="auto" style:text-underline-color="font-color" officeooo:rsid="00261408" style:text-underline-mode="continuous" style:text-overline-mode="continuous" style:text-line-through-mode="continuous" fo:background-color="transparent" loext:char-shading-value="0" style:font-size-asian="12pt" style:font-size-complex="12pt"/>
    </style:style>
    <style:style style:name="T14" style:family="text">
      <style:text-properties fo:font-size="12pt" fo:language="en" fo:country="US" fo:font-style="normal" fo:font-weight="bold" officeooo:rsid="00392981" fo:background-color="transparent" loext:char-shading-value="0" style:font-size-asian="12pt" style:font-style-asian="normal" style:font-weight-asian="bold" style:font-size-complex="12pt"/>
    </style:style>
    <style:style style:name="T15" style:family="text">
      <style:text-properties fo:background-color="transparent" loext:char-shading-value="0"/>
    </style:style>
    <style:style style:name="T16" style:family="text">
      <style:text-properties officeooo:rsid="001b1429" fo:background-color="transparent" loext:char-shading-value="0"/>
    </style:style>
    <style:style style:name="T17" style:family="text">
      <style:text-properties officeooo:rsid="002a5d86" fo:background-color="transparent" loext:char-shading-value="0"/>
    </style:style>
    <style:style style:name="T18" style:family="text">
      <style:text-properties officeooo:rsid="002e7942" fo:background-color="transparent" loext:char-shading-value="0"/>
    </style:style>
    <style:style style:name="T19" style:family="text">
      <style:text-properties officeooo:rsid="0031514e" fo:background-color="transparent" loext:char-shading-value="0"/>
    </style:style>
    <style:style style:name="T20" style:family="text">
      <style:text-properties officeooo:rsid="00358cec" fo:background-color="transparent" loext:char-shading-value="0"/>
    </style:style>
    <style:style style:name="T21" style:family="text">
      <style:text-properties officeooo:rsid="0037c997" fo:background-color="transparent" loext:char-shading-value="0"/>
    </style:style>
    <style:style style:name="T22" style:family="text">
      <style:text-properties officeooo:rsid="003daa8b" fo:background-color="transparent" loext:char-shading-value="0"/>
    </style:style>
    <style:style style:name="T23" style:family="text">
      <style:text-properties officeooo:rsid="003e0c6c" fo:background-color="transparent" loext:char-shading-value="0"/>
    </style:style>
    <style:style style:name="T24" style:family="text">
      <style:text-properties officeooo:rsid="0026c70b"/>
    </style:style>
    <style:style style:name="T25" style:family="text">
      <style:text-properties officeooo:rsid="002916f0"/>
    </style:style>
    <style:style style:name="T26" style:family="text">
      <style:text-properties officeooo:rsid="00334e97"/>
    </style:style>
    <style:style style:name="T27" style:family="text">
      <style:text-properties officeooo:rsid="0034aae6"/>
    </style:style>
    <style:style style:name="T28" style:family="text">
      <style:text-properties officeooo:rsid="003c368a"/>
    </style:style>
    <style:style style:name="T29" style:family="text">
      <style:text-properties officeooo:rsid="003f13ae"/>
    </style:style>
    <text:list-style style:name="L1">
      <text:list-level-style-number text:level="1" text:style-name="WW_5f_CharLFO3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федеральное государственное автономное <text:line-break/>образовательное учреждение высшего образования</text:p>
      <text:p text:style-name="P1">САНКТ-ПЕТЕРБУРГСКИЙ НАЦИОНАЛЬНЫЙ ИССЛЕДОВАТЕЛЬСКИЙ УНИВЕРСИТЕТ ИНФОРМАЦИОННЫХ ТЕХНОЛОГИЙ, <text:line-break/>МЕХАНИКИ И ОПТИКИ</text:p>
      <text:p text:style-name="P2"/>
      <text:p text:style-name="P14"/>
      <text:p text:style-name="P22"><text:span text:style-name="Основной_20_шрифт_20_абзаца"><text:span text:style-name="T1">Факультет<text:tab/></text:span></text:span><text:span text:style-name="Основной_20_шрифт_20_абзаца"><text:span text:style-name="T8">Информационных технологий и программирования</text:span></text:span><text:span text:style-name="Основной_20_шрифт_20_абзаца"><text:span text:style-name="T2"><text:tab/></text:span></text:span></text:p>
      <text:p text:style-name="P22"><text:span text:style-name="Основной_20_шрифт_20_абзаца"><text:span text:style-name="T1">Кафедра<text:tab/></text:span></text:span><text:span text:style-name="Основной_20_шрифт_20_абзаца"><text:span text:style-name="T8">Компьютерных технологий</text:span></text:span><text:span text:style-name="Основной_20_шрифт_20_абзаца"><text:span text:style-name="T2"><text:tab/></text:span></text:span></text:p>
      <text:p text:style-name="P22"><text:span text:style-name="Основной_20_шрифт_20_абзаца"><text:span text:style-name="T1">Направление подготовки<text:tab/></text:span></text:span><text:span text:style-name="Основной_20_шрифт_20_абзаца"><text:span text:style-name="T8">01.04.02</text:span></text:span><text:span text:style-name="Основной_20_шрифт_20_абзаца"><text:span text:style-name="T2"> </text:span></text:span><text:span text:style-name="Основной_20_шрифт_20_абзаца"><text:span text:style-name="T8">Прикладная математика и информатика</text:span></text:span><text:span text:style-name="Основной_20_шрифт_20_абзаца"><text:span text:style-name="T2"><text:tab/></text:span></text:span></text:p>
      <text:p text:style-name="P17"/>
      <text:p text:style-name="P17"/>
      <text:p text:style-name="P18">О Т Ч Е Т </text:p>
      <text:p text:style-name="P15"/>
      <text:p text:style-name="P16">о научно-исследовательской работе</text:p>
      <text:p text:style-name="P20"/>
      <text:p text:style-name="P27"><text:span text:style-name="Основной_20_шрифт_20_абзаца"><text:span text:style-name="T7">Тема задания: </text:span></text:span><text:span text:style-name="Основной_20_шрифт_20_абзаца"><text:span text:style-name="T5">Быстрый адаптивный алгоритм поиска маршрутов в транспортной сети</text:span></text:span><text:span text:style-name="Основной_20_шрифт_20_абзаца"><text:span text:style-name="T4"><text:tab/></text:span></text:span></text:p>
      <text:p text:style-name="P21"/>
      <text:p text:style-name="P23"><text:span text:style-name="Основной_20_шрифт_20_абзаца"><text:span text:style-name="T6">Студент </text:span></text:span><text:span text:style-name="Основной_20_шрифт_20_абзаца"><text:span text:style-name="T10">Хованский</text:span></text:span><text:span text:style-name="Основной_20_шрифт_20_абзаца"><text:span text:style-name="T9"> </text:span></text:span><text:span text:style-name="Основной_20_шрифт_20_абзаца"><text:span text:style-name="T10">В</text:span></text:span><text:span text:style-name="Основной_20_шрифт_20_абзаца"><text:span text:style-name="T9">.</text:span></text:span><text:span text:style-name="Основной_20_шрифт_20_абзаца"><text:span text:style-name="T10">С</text:span></text:span><text:span text:style-name="Основной_20_шрифт_20_абзаца"><text:span text:style-name="T9">.</text:span></text:span><text:span text:style-name="Основной_20_шрифт_20_абзаца"><text:span text:style-name="T3"><text:tab/></text:span></text:span><text:span text:style-name="Основной_20_шрифт_20_абзаца"><text:span text:style-name="T6"> Группа </text:span></text:span><text:span text:style-name="Основной_20_шрифт_20_абзаца"><text:span text:style-name="T12">M</text:span></text:span><text:span text:style-name="Основной_20_шрифт_20_абзаца"><text:span text:style-name="T9">4</text:span></text:span><text:span text:style-name="Основной_20_шрифт_20_абзаца"><text:span text:style-name="T11">2</text:span></text:span><text:span text:style-name="Основной_20_шрифт_20_абзаца"><text:span text:style-name="T13">36c</text:span></text:span></text:p>
      <text:p text:style-name="P23"><text:span text:style-name="Основной_20_шрифт_20_абзаца"><text:span text:style-name="T6">Руководитель научно-исследовательской работы: </text:span></text:span><text:span text:style-name="Основной_20_шрифт_20_абзаца"><text:span text:style-name="T10">Корнеев Г.А. канд. техн. наук, доцент кафедры КТ университета ИТМО</text:span></text:span><text:span text:style-name="Основной_20_шрифт_20_абзаца"><text:span text:style-name="T9"><text:tab/></text:span></text:span></text:p>
      <text:p text:style-name="P19"/>
      <text:p text:style-name="P19"/>
      <text:p text:style-name="P6"/>
      <text:p text:style-name="P6">НИР пройдена с оценкой ______________</text:p>
      <text:p text:style-name="P6"/>
      <text:p text:style-name="P4">_______________________</text:p>
      <text:p text:style-name="P3"/>
      <text:p text:style-name="P5"/>
      <text:p text:style-name="P5"/>
      <text:p text:style-name="P5"/>
      <text:p text:style-name="P5"/>
      <text:p text:style-name="P12">Санкт-Петербург</text:p>
      <text:p text:style-name="P13"><text:span text:style-name="Основной_20_шрифт_20_абзаца"><text:span text:style-name="T6">201</text:span></text:span><text:span text:style-name="Основной_20_шрифт_20_абзаца"><text:span text:style-name="T14">8</text:span></text:span></text:p>
      <text:h text:style-name="P25" text:outline-level="3">Введение</text:h>
      <text:p text:style-name="P34">Объем пассажирских и грузовых перевозок постоянно растет, поэтому увеличивается нагрузка на логистику и её сложность, а также появляются новые сервисы для продажи билетов в различные точки мира. </text:p>
      <text:p text:style-name="P34">К сожалению, эти сервисы для построения маршрутов имеют серьезные ограничения. Одна часть не умеет строить мультимодальные маршруты, другая часть не умеет производить обновления в режиме реального времени. На текущих момент не выявлено, чтобы хотя бы один из сервисов умел строить фильтры по доступным маршрутам. В итоге фильтрация работает только с типом или классом мест, а также типом транспорта, что нашим требованиям.</text:p>
      <text:p text:style-name="P34">Требования заключаются в том, чтобы иметь алгоритмы, который может быстро построить маршруты в транспортной сети с учетом времени, различных входных условий, а также исходя из заданных правил фильтрации маршрутов. Полученный список должен быть предварительно отсортирован относительно времени в пути или времени отправления. В данной работе будет рассмотрено построение такого алгоритма по шагам с возрастанием сложности последующих этапов. Также будет приведен ряд оптимизаций, полезных с практической точки зрения в реальной системе.</text:p>
      <text:h text:style-name="Heading_20_3" text:outline-level="3">Цели и задачи НИР</text:h>
      <text:p text:style-name="P8"><text:span text:style-name="T15">Целью НИР является </text:span><text:span text:style-name="Основной_20_шрифт_20_абзаца"><text:span text:style-name="T15">создание и реализация </text:span></text:span><text:span text:style-name="Основной_20_шрифт_20_абзаца"><text:span text:style-name="T22">адаптивного </text:span></text:span><text:span text:style-name="Основной_20_шрифт_20_абзаца"><text:span text:style-name="T15">алгоритма для </text:span></text:span><text:span text:style-name="Основной_20_шрифт_20_абзаца"><text:span text:style-name="T18">быстрого </text:span></text:span><text:span text:style-name="Основной_20_шрифт_20_абзаца"><text:span text:style-name="T15">построения </text:span></text:span><text:span text:style-name="Основной_20_шрифт_20_абзаца"><text:span text:style-name="T18">маршрутов</text:span></text:span><text:span text:style-name="Основной_20_шрифт_20_абзаца"><text:span text:style-name="T15"> в транспортной сети </text:span></text:span><text:span text:style-name="Основной_20_шрифт_20_абзаца"><text:span text:style-name="T22">с учетом фильтров</text:span></text:span><text:span text:style-name="Основной_20_шрифт_20_абзаца"><text:span text:style-name="T15">.</text:span></text:span></text:p>
      <text:p text:style-name="P7">Для достижения указанной цели требуется решить следующие задачи:</text:p>
      <text:list xml:id="list6249917055237506338" text:style-name="L1">
        <text:list-item>
          <text:p text:style-name="P32"><text:span text:style-name="T28">Атрибуты рейсов и классов в т</text:span>ранспортной сети;</text:p>
        </text:list-item>
        <text:list-item>
          <text:p text:style-name="P33">Получить алгоритм для построени<text:span text:style-name="T25">я</text:span> <text:span text:style-name="T25">быстрых маршрутов в графе</text:span>;</text:p>
        </text:list-item>
        <text:list-item>
          <text:p text:style-name="P33">Модифицировать алгоритм <text:span text:style-name="T25">для фильтрации полученных маршрутов</text:span>;</text:p>
        </text:list-item>
      </text:list>
      <text:h text:style-name="Heading_20_3" text:outline-level="3">Выполнение работы</text:h>
      <text:p text:style-name="P35"><text:span text:style-name="Основной_20_шрифт_20_абзаца"><text:span text:style-name="T23">Также как и при строительстве маршрутов в транспортной сети построение фильтров будет состоять из нескольких этапов. Мы условно разделим их на предварительный расчет и этап непосредственного выполнения фильтрации. Наборы атрибутов и характеристик транспортных рейсов группируются и сохраняются в более компактных и удобных моделях. Их мы будем использовать в процессе построения маршрутов в графах запросов. В основной фазе</text:span></text:span></text:p>
      <text:p text:style-name="P35"><text:soft-page-break/><text:span text:style-name="Основной_20_шрифт_20_абзаца"><text:span text:style-name="T23">структуры данных, подготовленные ранее, дадут нам возможность на этапе построения графа запросов из цепной структуры построить составные характеристики, которые будем называть фильтрами. Построение фильтров во многом возможно благодаря динамическому программированию и ряду ограничений, ведущих к полезным нам свойствам, о которых будет рассказано позднее. Как и в случае транспортного рейса мы можем определять характеристики всего класса рейсов, потому что она имеют общую длину и проходят через одинаковую последовательность станций.</text:span></text:span></text:p>
      <text:p text:style-name="P35"><text:span text:style-name="Основной_20_шрифт_20_абзаца"><text:span text:style-name="T23">Атрибутами и характеристиками транспортного средства могут стать любые признаки такие, как номер транспорта, рейса, параметры места в поезде или даже сам тип транспорта и т.д. Для поддержания корректности построенных фильтров все наборы характеристик должны быть разнесены по различным группам - типам функциональных зависимостей. Например, понятие ”перевозчик” меняет свою суть у различного транспорта: поезда или самолета, поэтому их нужно разделить по заранее заданным правилам на этапе подготовки данных. В противном случае мы получим ситуацию, что будет построен фильтр с типов транспорта ”поезд” и авиаперевозчиком. </text:span></text:span></text:p>
      <text:p text:style-name="P35"><text:span text:style-name="Основной_20_шрифт_20_абзаца"><text:span text:style-name="T23">Оптимальной структурой данных, которая будет хранить характеристики, является хеш-таблица P r = {&lt;t, {&lt;v, c&gt;}&gt;}, имеющая ключом тип признака t и значение в виде другой хеш-таблицы. Внутренний объект будет иметь ключ v, как идентификатор признака, и значение – количество свободных мест c.</text:span></text:span></text:p>
      <text:p text:style-name="P35"><text:span text:style-name="Основной_20_шрифт_20_абзаца"><text:span text:style-name="T23">Свободные места являются таковыми только при полном соответствии данному признаку.</text:span></text:span></text:p>
      <text:p text:style-name="P35"><text:span text:style-name="Основной_20_шрифт_20_абзаца"><text:span text:style-name="T23">В качестве примера возьмем самолет с 60 местами, 55 из которых имеют класс ”Эконом” и 5 – ”Бизнес”. При этом часть из них находится у окна (40 мест), а другая часть – в проходе (20 места). В таком случае построенная модель характеристик самолета будет выглядеть следующим образом:</text:span></text:span></text:p>
      <text:list xml:id="list1414541354122491862" text:style-name="L4">
        <text:list-item>
          <text:p text:style-name="P31"><text:span text:style-name="Основной_20_шрифт_20_абзаца"><text:span text:style-name="T23">Тип транспорта</text:span></text:span></text:p>
          <text:list>
            <text:list-item>
              <text:p text:style-name="P31"><text:span text:style-name="Основной_20_шрифт_20_абзаца"><text:span text:style-name="T23">(Самолет, 60)</text:span></text:span></text:p>
            </text:list-item>
          </text:list>
        </text:list-item>
        <text:list-item>
          <text:p text:style-name="P31"><text:span text:style-name="Основной_20_шрифт_20_абзаца"><text:span text:style-name="T23">Класс места</text:span></text:span></text:p>
          <text:list>
            <text:list-item>
              <text:p text:style-name="P31"><text:span text:style-name="Основной_20_шрифт_20_абзаца"><text:span text:style-name="T23">(Эконом, 55)</text:span></text:span></text:p>
            </text:list-item>
            <text:list-item>
              <text:p text:style-name="P31"><text:span text:style-name="Основной_20_шрифт_20_абзаца"><text:span text:style-name="T23">(Бизнес, 5)</text:span></text:span></text:p>
            </text:list-item>
          </text:list>
        </text:list-item>
        <text:list-item>
          <text:p text:style-name="P31"><text:span text:style-name="Основной_20_шрифт_20_абзаца"><text:span text:style-name="T23"><text:s/>Расположение места</text:span></text:span></text:p>
          <text:list>
            <text:list-item>
              <text:p text:style-name="P31"><text:span text:style-name="Основной_20_шрифт_20_абзаца"><text:span text:style-name="T23"><text:s/>(У окна, 40)</text:span></text:span></text:p>
            </text:list-item>
            <text:list-item>
              <text:p text:style-name="P31"><text:span text:style-name="Основной_20_шрифт_20_абзаца"><text:span text:style-name="T23"><text:s/>(Не у окна, 20)</text:span></text:span></text:p>
            </text:list-item>
          </text:list>
        </text:list-item>
      </text:list>
      <text:p text:style-name="P35"><text:soft-page-break/><text:span text:style-name="Основной_20_шрифт_20_абзаца"><text:span text:style-name="T23">Атрибуты не используют для хранения иерархию функциональных зависимостей. Можно отметить, что в данном примере это полезно для оптимизации потребляемого объема памяти. Кроме того это сильно упрощает большинство операций с атрибутами из-за линейной структуры. Функциональные зависимости задаются заранее вручную, используя особую структуры, которая будет описана позднее.</text:span></text:span></text:p>
      <text:p text:style-name="P35"><text:span text:style-name="Основной_20_шрифт_20_абзаца"><text:span text:style-name="T23">Теперь введем несколько операций для пространства построенных фильтров, состоящих из атрибутов. Для начала нам понадобятся операции минимума и максимума. Обе операции являются ассоциативными, то есть: (x ◦ y) ◦ z = x ◦ (y ◦ z) для любых элементов x, y, z.</text:span></text:span></text:p>
      <text:p text:style-name="P35"><text:span text:style-name="Основной_20_шрифт_20_абзаца"><text:span text:style-name="T23">Операция минимума для атрибутов будет работать как функция минимума по количеству свободных мест для каждой пары свойств &lt;t, v&gt;. В таком случае будет выполнимо правило дополнения, которое гарантирует, что если &lt;t, v&gt; есть в атрибуте P_1 и отсутствует в P 2 , то для него мы возьмем количество свободных мест из атрибута P_1.</text:span></text:span></text:p>
      <text:p text:style-name="P35"><text:span text:style-name="Основной_20_шрифт_20_абзаца"><text:span text:style-name="T23">В момент построения графа запроса из множества цепных графов мы получим все доступные для маршрутов сегменты, к которым можно будет применить построенные фильтры. Мы хотим проигнорировать вершины, в которые ведут неподходящие сегменты, поэтому при построении мы должны соотнести набор атрибутов из фильтра, который хранит композицию свойств для транспортного средства, которое отправляется из текущей рассматриваемой вершины цепного графа. В качестве примера рассмотрим операцию минимизации свойства. С максимизацией процесс будет аналогичным.</text:span></text:span></text:p>
      <text:p text:style-name="P35"><text:span text:style-name="Основной_20_шрифт_20_абзаца"><text:span text:style-name="T23">Таким образом, для пары смежных вершин цепного графа будет храниться набор атрибутов для каждого сегмента пути. Такой сегмент будет состоять из последовательности объединенных между собой отрезков пути транспортного средства. Фильтр для сегмента s тогда равен минимуму по всем атрибутам данных отрезков, из которых он состоит.</text:span></text:span></text:p>
      <text:p text:style-name="P35"><text:span text:style-name="Основной_20_шрифт_20_абзаца"><text:span text:style-name="T23">Мы хотим максимально ускорить построение фильтра сегмента, поэтому следует воспользоваться специальной структурой данных – деревом отрезков, которое даст возможность отыскать результат любой из наших операций на заданном интервале, используя при этом O(log q) времени и требуя O(2q) памяти, где q – это количество узлов, проходящих конкретным транспорт-</text:span></text:span></text:p>
      <text:h text:style-name="Heading_20_3" text:outline-level="3">Внедрение</text:h>
      <text:p text:style-name="P9"><text:span text:style-name="T15">Результаты работы внедрены в рамках </text:span><text:span text:style-name="Основной_20_шрифт_20_абзаца"><text:span text:style-name="T15">проекта «СУПП ПН» </text:span></text:span><text:span text:style-name="Основной_20_шрифт_20_абзаца"><text:span text:style-name="T16">(«Система управления пассажирскими перевозками нового поколения») ООО «Транс-ИТ».</text:span></text:span></text:p>
      <text:h text:style-name="P24" text:outline-level="3"><text:soft-page-break/>Выводы</text:h>
      <text:list xml:id="list6776779710429371565" text:style-name="L2">
        <text:list-item>
          <text:p text:style-name="P26">Описана <text:span text:style-name="T29">общая </text:span>модель <text:span text:style-name="T24">графа</text:span> в транспортной сети;</text:p>
        </text:list-item>
        <text:list-item>
          <text:p text:style-name="P26">Реализован <text:span text:style-name="T29">адаптивный </text:span>алгоритм для <text:span text:style-name="T24">быстрого </text:span>построения <text:span text:style-name="T24">маршрутов</text:span> для про<text:span text:style-name="T27">из</text:span>вольн<text:span text:style-name="T24">ых видов транспорта;</text:span></text:p>
        </text:list-item>
        <text:list-item>
          <text:p text:style-name="P26">Проведены измерения производительности алгоритма;</text:p>
        </text:list-item>
      </text:list>
      <text:h text:style-name="Heading_20_3" text:outline-level="3">Заключение</text:h>
      <text:p text:style-name="P8"><text:span text:style-name="T15">В рамках НИР были полностью</text:span><text:span text:style-name="Основной_20_шрифт_20_абзаца"><text:span text:style-name="T15"> выполнены запланированные работы и </text:span></text:span><text:span text:style-name="T15">полностью </text:span><text:span text:style-name="Основной_20_шрифт_20_абзаца"><text:span text:style-name="T15">достигнуты запланированные результаты.</text:span></text:span></text:p>
      <text:h text:style-name="Heading_20_3" text:outline-level="3">Список использованных источников</text:h>
      <text:list xml:id="list3882723586519274518" text:style-name="L3">
        <text:list-item>
          <text:p text:style-name="P28"><text:span text:style-name="Основной_20_шрифт_20_абзаца"><text:span text:style-name="T17">David Eppstein. Finding the k shortest paths // IEEE Symp. Foundations of Comp. Sci. — 1994. — No. 35. — P. 154–165.</text:span></text:span></text:p>
        </text:list-item>
        <text:list-item>
          <text:p text:style-name="P30"><text:span text:style-name="Основной_20_шрифт_20_абзаца"><text:span text:style-name="T21">Annabell Berger and Matthias Müller–Hannemann. Subpath-Optimality of MultiCriteria Shortest Paths in Time- and Event-Dependent Network // Technical Report 1, University Halle-Wittenberg, Institute of Computer Science). — 2009.</text:span></text:span></text:p>
        </text:list-item>
        <text:list-item>
          <text:p text:style-name="P30"><text:span text:style-name="Основной_20_шрифт_20_абзаца"><text:span text:style-name="T21">Reinhard Bauer and Daniel Delling. SHARC: Fast and Robust Unidirectional Routing. In Ian Munro and Dorothea Wagner // Proceedings of the 10th Workshop on Algorithm Engineering and Experiments (ALENEX’08). — 2008. — P. 13–26.</text:span></text:span></text:p>
        </text:list-item>
        <text:list-item>
          <text:p text:style-name="P29"><text:span text:style-name="Основной_20_шрифт_20_абзаца"><text:span text:style-name="T17">K. Cooke and E. Halsey. The Shortest Route Through a Network with Time-Dependent Intermodal Transit Times // Journal of Experimental Algorithmics). — 1966. — P. 493–498.</text:span></text:span></text:p>
        </text:list-item>
        <text:list-item>
          <text:p text:style-name="P29"><text:span text:style-name="Основной_20_шрифт_20_абзаца"><text:span text:style-name="T17">Edith Brunel, Daniel Delling, Andreas Gemsa, and Dorothea Wagner. Space-Efficient SHARC-Routing // Lecture Notes in Computer Science). — 2010. — No. 6049. — P. 47–58.</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Обычный" style:next-style-name="Обычный"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Обычный" style:next-style-name="Обычный" style:default-outline-level="2" style:class="text">
      <loext:graphic-properties draw:fill="solid" draw:fill-color="#ffffff" draw:opacity="100%"/>
      <style:paragraph-properties fo:text-align="center" style:justify-single-word="false" fo:hyphenation-ladder-count="no-limit" fo:background-color="#ffffff" fo:keep-with-next="always" style:text-autospace="ideograph-alpha" style:punctuation-wrap="hanging" style:vertical-align="auto">
        <style:tab-stops>
          <style:tab-stop style:position="1.27cm"/>
        </style:tab-stops>
      </style:paragraph-properties>
      <style:text-properties fo:font-size="14pt" fo:font-weight="bold" style:font-size-asian="14pt" style:language-asian="ru" style:country-asian="RU" style:font-weight-asian="bold" style:font-size-complex="14pt" fo:hyphenate="false"/>
    </style:style>
    <style:style style:name="Heading_20_3" style:display-name="Heading 3" style:family="paragraph" style:parent-style-name="Обычный" style:next-style-name="Обычный"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Обычный" style:next-style-name="Обычный"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Обычный" style:next-style-name="Обычный"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Обычный" style:next-style-name="Обычный"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Обычный" style:next-style-name="Обычный"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Обычный" style:family="paragraph">
      <style:paragraph-properties fo:line-height="150%" fo:hyphenation-ladder-count="no-limit" style:text-autospace="none" style:punctuation-wrap="simple" style:vertical-align="baseline"/>
      <style:text-properties fo:font-size="12pt" style:font-size-asian="12pt" style:language-asian="en" style:country-asian="US" fo:hyphenate="false"/>
    </style:style>
    <style:style style:name="Caption" style:family="paragraph" style:parent-style-name="Обычный" style:class="extra">
      <style:paragraph-properties fo:text-align="center" style:justify-single-word="false" fo:hyphenation-ladder-count="no-limit" style:text-autospace="ideograph-alpha" style:punctuation-wrap="hanging" style:vertical-align="auto"/>
      <style:text-properties fo:font-size="20pt" fo:font-weight="bold" style:font-size-asian="20pt" style:language-asian="ru" style:country-asian="RU" style:font-weight-asian="bold" fo:hyphenate="false"/>
    </style:style>
    <style:style style:name="Text_20_body_20_indent" style:display-name="Text body indent" style:family="paragraph" style:parent-style-name="Обычный" style:class="text">
      <style:paragraph-properties fo:margin-left="0.635cm" fo:margin-right="0cm" fo:text-align="justify" style:justify-single-word="false" fo:hyphenation-ladder-count="no-limit" fo:text-indent="0cm" style:auto-text-indent="false">
        <style:tab-stops/>
      </style:paragraph-properties>
      <style:text-properties fo:font-size="14pt" fo:font-weight="bold" style:font-size-asian="14pt" style:font-weight-asian="bold" style:font-size-complex="14pt" fo:hyphenate="false"/>
    </style:style>
    <style:style style:name="Subtitle" style:family="paragraph" style:parent-style-name="Обычный" style:class="chapter">
      <style:paragraph-properties fo:margin-left="0cm" fo:margin-right="-1.004cm" fo:hyphenation-ladder-count="no-limit" fo:text-indent="0cm" style:auto-text-indent="false" style:text-autospace="ideograph-alpha" style:punctuation-wrap="hanging" style:vertical-align="auto"/>
      <style:text-properties fo:font-weight="bold" style:language-asian="ru" style:country-asian="RU" style:font-weight-asian="bold" style:font-size-complex="12pt" fo:hyphenate="false"/>
    </style:style>
    <style:style style:name="Body_20_Text_20_21" style:display-name="Body Text 21" style:family="paragraph" style:parent-style-name="Обычный">
      <style:paragraph-properties fo:orphans="0" fo:widows="0" fo:hyphenation-ladder-count="no-limit"/>
      <style:text-properties fo:font-weight="bold" style:language-asian="ja" style:country-asian="JP" style:font-weight-asian="bold"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hyphenation-ladder-count="no-limit" style:text-autospace="none"/>
      <style:text-properties fo:color="#000000" fo:font-size="12pt" style:font-size-asian="12pt" style:font-size-complex="12pt" fo:hyphenate="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Обычный" style:next-style-name="Обычный" style:auto-update="true" style:class="index">
      <style:paragraph-properties fo:margin-left="0.353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Обычный" style:next-style-name="Обычный" style:auto-update="true" style:class="index">
      <style:paragraph-properties fo:margin-top="0.423cm" fo:margin-bottom="0cm" loext:contextual-spacing="false" fo:hyphenation-ladder-count="no-limit">
        <style:tab-stops>
          <style:tab-stop style:position="17.073cm" style:type="right" style:leader-style="dotted" style:leader-text="."/>
        </style:tab-stops>
      </style:paragraph-properties>
      <style:text-properties fo:hyphenate="false"/>
    </style:style>
    <style:style style:name="Текст_20_сноски" style:display-name="Текст сноски" style:family="paragraph" style:parent-style-name="Обычный">
      <style:paragraph-properties fo:hyphenation-ladder-count="no-limit"/>
      <style:text-properties fo:hyphenate="false"/>
    </style:style>
    <style:style style:name="Основной_20_текст_20_с_20_отступом_20_2" style:display-name="Основной текст с отступом 2" style:family="paragraph" style:parent-style-name="Обычный">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caaieiaie_20_1" style:display-name="caaieiaie 1" style:family="paragraph" style:parent-style-name="Обычный" style:next-style-name="Обычный">
      <style:paragraph-properties fo:orphans="0" fo:widows="0" fo:hyphenation-ladder-count="no-limit" fo:keep-with-next="always"/>
      <style:text-properties fo:font-weight="bold" style:language-asian="ja" style:country-asian="JP" style:font-weight-asian="bold" fo:hyphenate="false"/>
    </style:style>
    <style:style style:name="caaieiaie_20_2" style:display-name="caaieiaie 2" style:family="paragraph" style:parent-style-name="Обычный" style:next-style-name="Обычный">
      <style:paragraph-properties fo:text-align="center" style:justify-single-word="false" fo:orphans="0" fo:widows="0" fo:hyphenation-ladder-count="no-limit" fo:keep-with-next="always"/>
      <style:text-properties fo:font-size="14pt" fo:font-weight="bold" style:font-size-asian="14pt" style:language-asian="ja" style:country-asian="JP" style:font-weight-asian="bold" fo:hyphenate="false"/>
    </style:style>
    <style:style style:name="Название_20_объекта" style:display-name="Название объекта" style:family="paragraph" style:parent-style-name="Обычный">
      <style:paragraph-properties fo:text-align="center" style:justify-single-word="false" fo:orphans="0" fo:widows="0" fo:hyphenation-ladder-count="no-limit"/>
      <style:text-properties fo:font-weight="bold" style:language-asian="ja" style:country-asian="JP" style:font-weight-asian="bold"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Текст_20_примечания" style:display-name="Текст примечания" style:family="paragraph" style:parent-style-name="Обычный">
      <style:paragraph-properties fo:hyphenation-ladder-count="no-limit"/>
      <style:text-properties fo:hyphenate="false"/>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style:style>
    <style:style style:name="Обычный_20__28_веб_29_" style:display-name="Обычный (веб)" style:family="paragraph" style:parent-style-name="Обычный">
      <style:paragraph-properties fo:margin-top="0.132cm" fo:margin-bottom="0.397cm" loext:contextual-spacing="false" fo:hyphenation-ladder-count="no-limit" style:text-autospace="ideograph-alpha" style:punctuation-wrap="hanging" style:vertical-align="auto"/>
      <style:text-properties style:language-asian="ru" style:country-asian="RU" style:font-size-complex="12pt"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language-asian="en" style:country-asian="US"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Заголовок_20_7_20_Знак" style:display-name="Заголовок 7 Знак" style:family="text" style:parent-style-name="Основной_20_шрифт_20_абзаца">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Заголовок_20_8_20_Знак" style:display-name="Заголовок 8 Знак" style:family="text" style:parent-style-name="Основной_20_шрифт_20_абзаца">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Знак" style:display-name="Основной текст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Название_20_Знак" style:display-name="Название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с_20_отступом_20_Знак" style:display-name="Основной текст с отступом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Подзаголовок_20_Знак" style:display-name="Подзаголовок Знак" style:family="text" style:parent-style-name="Основной_20_шрифт_20_абзаца">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Page_20_Number" style:display-name="Page Number" style:family="text" style:parent-style-name="Основной_20_шрифт_20_абзаца">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нак_20_сноски" style:display-name="Знак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Emphasis"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Знак_20_примечания" style:display-name="Знак примечания" style:family="text" style:parent-style-name="Основной_20_шрифт_20_абзаца">
      <style:text-properties fo:font-size="8pt" style:font-size-asian="8pt"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Текст_20_примечания_20_Знак" style:display-name="Текст примечания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parent-style-name="Текст_20_примечания_20_Знак">
      <style:text-properties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style:font-name-complex="Times New Roman" style:font-family-complex="'Times New Roman'" style:font-family-generic-complex="roman" style:font-pitch-complex="variable"/>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1LVL5" style:display-name="WW_CharLFO21LVL5" style:family="text">
      <style:text-properties style:font-name-complex="Times New Roman" style:font-family-complex="'Times New Roman'" style:font-family-generic-complex="roman" style:font-pitch-complex="variable"/>
    </style:style>
    <style:style style:name="WW_5f_CharLFO21LVL6" style:display-name="WW_CharLFO21LVL6" style:family="text">
      <style:text-properties style:font-name-complex="Times New Roman" style:font-family-complex="'Times New Roman'" style:font-family-generic-complex="roman" style:font-pitch-complex="variable"/>
    </style:style>
    <style:style style:name="WW_5f_CharLFO21LVL7" style:display-name="WW_CharLFO21LVL7" style:family="text">
      <style:text-properties style:font-name-complex="Times New Roman" style:font-family-complex="'Times New Roman'" style:font-family-generic-complex="roman" style:font-pitch-complex="variable"/>
    </style:style>
    <style:style style:name="WW_5f_CharLFO21LVL8" style:display-name="WW_CharLFO21LVL8" style:family="text">
      <style:text-properties style:font-name-complex="Times New Roman" style:font-family-complex="'Times New Roman'" style:font-family-generic-complex="roman" style:font-pitch-complex="variable"/>
    </style:style>
    <style:style style:name="WW_5f_CharLFO21LVL9" style:display-name="WW_CharLFO21LVL9"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style:font-name-complex="Times New Roman" style:font-family-complex="'Times New Roman'" style:font-family-generic-complex="roman"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complex="Times New Roman" style:font-family-complex="'Times New Roman'" style:font-family-generic-complex="roman"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Знак_20_сноски"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1.501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Министерство образования и науки Российской Федерации</dc:title>
    <dc:description/>
    <dc:subject/>
    <meta:initial-creator>admin</meta:initial-creator>
    <meta:creation-date>2018-05-24T18:09:00Z</meta:creation-date>
    <dc:date>2018-05-31T04:25:42.355486381</dc:date>
    <meta:print-date>2018-05-31T04:17:37.840763834</meta:print-date>
    <meta:editing-cycles>36</meta:editing-cycles>
    <meta:editing-duration>PT2H52M12S</meta:editing-duration>
    <meta:document-statistic meta:table-count="0" meta:image-count="0" meta:object-count="0" meta:page-count="5" meta:paragraph-count="59" meta:word-count="1113" meta:character-count="8198" meta:non-whitespace-character-count="7138"/>
    <meta:template xlink:type="simple" xlink:actuate="onRequest" xlink:title="" xlink:href="Normal.dotm"/>
  </office:meta>
</office:document-meta>
</file>